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ChangeListener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ChangeListenerTag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ChangeListenerTag.doStartTag( String namespace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alueChangeListener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